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NamedMap4Types.itemByName( String namespace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NamedMap4Types.item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NamedMap4Types.XSNamedMap4Types( String [ ] namespaces , SymbolHash [ ] maps , int num ,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NamedMap4Types.getLengt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NamedMap4Types.XSNamedMap4Types( String namespace , SymbolHash map ,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